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family="'Times New Roman'" style:font-family-generic="roman" style:font-pitch="variable"/>
    </style:style>
    <style:style style:name="P6" style:family="paragraph">
      <style:paragraph-properties fo:text-align="center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cm" svg:height="0.645cm" svg:x="11.187cm" svg:y="5.028cm">
          <draw:text-box>
            <text:p text:style-name="P1"><text:span text:style-name="T1">A</text:span></text:p>
          </draw:text-box>
        </draw:frame>
        <draw:line draw:style-name="gr2" draw:text-style-name="P3" draw:layer="layout" svg:x1="9.794cm" svg:y1="3.371cm" svg:x2="9.797cm" svg:y2="2.238cm">
          <text:p/>
        </draw:line>
        <draw:line draw:style-name="gr2" draw:text-style-name="P3" draw:layer="layout" svg:x1="7.93cm" svg:y1="4.869cm" svg:x2="7.929cm" svg:y2="4.082cm">
          <text:p/>
        </draw:line>
        <draw:line draw:style-name="gr2" draw:text-style-name="P3" draw:layer="layout" svg:x1="7.929cm" svg:y1="4.87cm" svg:x2="7.709cm" svg:y2="5.082cm">
          <text:p/>
        </draw:line>
        <draw:line draw:style-name="gr2" draw:text-style-name="P3" draw:layer="layout" svg:x1="7.128cm" svg:y1="4.082cm" svg:x2="8.628cm" svg:y2="4.082cm">
          <text:p/>
        </draw:line>
        <draw:line draw:style-name="gr2" draw:text-style-name="P3" draw:layer="layout" svg:x1="8.628cm" svg:y1="4.083cm" svg:x2="8.723cm" svg:y2="3.969cm">
          <text:p/>
        </draw:line>
        <draw:line draw:style-name="gr2" draw:text-style-name="P3" draw:layer="layout" svg:x1="7.037cm" svg:y1="4.195cm" svg:x2="7.132cm" svg:y2="4.081cm">
          <text:p/>
        </draw:line>
        <draw:frame draw:style-name="gr3" draw:text-style-name="P4" draw:layer="layout" svg:width="0.777cm" svg:height="0.758cm" svg:x="7.983cm" svg:y="4.087cm">
          <draw:text-box>
            <text:p text:style-name="P3"><text:span text:style-name="T1">О</text:span></text:p>
          </draw:text-box>
        </draw:frame>
        <draw:frame draw:style-name="gr3" draw:text-style-name="P4" draw:layer="layout" svg:width="0.777cm" svg:height="0.758cm" svg:x="11.184cm" svg:y="3.487cm">
          <draw:text-box>
            <text:p text:style-name="P3"><text:span text:style-name="T1">O</text:span></text:p>
          </draw:text-box>
        </draw:frame>
        <draw:frame draw:style-name="gr3" draw:text-style-name="P4" draw:layer="layout" svg:width="1.827cm" svg:height="0.758cm" svg:x="10.785cm" svg:y="3.887cm">
          <draw:text-box>
            <text:p text:style-name="P3"><text:span text:style-name="T1">подпись</text:span></text:p>
          </draw:text-box>
        </draw:frame>
        <draw:frame draw:style-name="gr3" draw:text-style-name="P4" draw:layer="layout" svg:width="0.769cm" svg:height="0.758cm" svg:x="7.586cm" svg:y="3.487cm">
          <draw:text-box>
            <text:p text:style-name="P3"><text:span text:style-name="T1">E</text:span></text:p>
          </draw:text-box>
        </draw:frame>
        <draw:line draw:style-name="gr2" draw:text-style-name="P3" draw:layer="layout" svg:x1="7cm" svg:y1="1.903cm" svg:x2="6.5cm" svg:y2="1.903cm">
          <text:p/>
        </draw:line>
        <draw:line draw:style-name="gr2" draw:text-style-name="P3" draw:layer="layout" svg:x1="8.1cm" svg:y1="1.903cm" svg:x2="7.5cm" svg:y2="1.903cm">
          <text:p/>
        </draw:line>
        <draw:frame draw:style-name="gr4" draw:text-style-name="P2" draw:layer="layout" svg:width="0.675cm" svg:height="0.645cm" svg:x="6.9cm" svg:y="1.158cm">
          <draw:text-box>
            <text:p text:style-name="P3"><text:span text:style-name="T1"><text:s/></text:span><text:span text:style-name="T1">j</text:span></text:p>
          </draw:text-box>
        </draw:frame>
        <draw:frame draw:style-name="gr3" draw:text-style-name="P4" draw:layer="layout" svg:width="2.314cm" svg:height="0.758cm" svg:x="4.144cm" svg:y="1.523cm">
          <draw:text-box>
            <text:p text:style-name="P3"><text:span text:style-name="T1">не наденет</text:span></text:p>
          </draw:text-box>
        </draw:frame>
        <draw:frame draw:style-name="gr3" draw:text-style-name="P6" draw:layer="layout" svg:width="12.254cm" svg:height="0.758cm" svg:x="1.288cm" svg:y="0.487cm">
          <draw:text-box>
            <text:p text:style-name="P5"><text:span text:style-name="T2">Судья не наденет маску, и под приговором будет всегда стоять его подпись. </text:span></text:p>
          </draw:text-box>
        </draw:frame>
        <draw:frame draw:style-name="gr3" draw:text-style-name="P4" draw:layer="layout" svg:width="2.568cm" svg:height="0.758cm" svg:x="8.087cm" svg:y="1.587cm">
          <draw:text-box>
            <text:p text:style-name="P3"><text:span text:style-name="T1">будет стоять</text:span></text:p>
          </draw:text-box>
        </draw:frame>
        <draw:frame draw:style-name="gr3" draw:text-style-name="P4" draw:layer="layout" svg:width="0.769cm" svg:height="0.758cm" svg:x="6.886cm" svg:y="1.587cm">
          <draw:text-box>
            <text:p text:style-name="P3"><text:span text:style-name="T1">и</text:span></text:p>
          </draw:text-box>
        </draw:frame>
        <draw:frame draw:style-name="gr3" draw:text-style-name="P4" draw:layer="layout" svg:width="0.777cm" svg:height="0.758cm" svg:x="3.685cm" svg:y="2.587cm">
          <draw:text-box>
            <text:p text:style-name="P3"><text:span text:style-name="T1">O</text:span></text:p>
          </draw:text-box>
        </draw:frame>
        <draw:frame draw:style-name="gr3" draw:text-style-name="P4" draw:layer="layout" svg:width="0.777cm" svg:height="0.758cm" svg:x="5.686cm" svg:y="2.587cm">
          <draw:text-box>
            <text:p text:style-name="P3"><text:span text:style-name="T1">O</text:span></text:p>
          </draw:text-box>
        </draw:frame>
        <draw:line draw:style-name="gr2" draw:text-style-name="P3" draw:layer="layout" svg:x1="4.224cm" svg:y1="2.667cm" svg:x2="5.227cm" svg:y2="2.005cm">
          <text:p/>
        </draw:line>
        <draw:line draw:style-name="gr2" draw:text-style-name="P3" draw:layer="layout" svg:x1="5.953cm" svg:y1="2.624cm" svg:x2="5.228cm" svg:y2="2.005cm">
          <text:p/>
        </draw:line>
        <draw:frame draw:style-name="gr3" draw:text-style-name="P4" draw:id="id2" draw:layer="layout" svg:width="1.421cm" svg:height="0.758cm" svg:x="3.386cm" svg:y="2.987cm">
          <draw:text-box>
            <text:p text:style-name="P3"><text:span text:style-name="T1">судья</text:span></text:p>
          </draw:text-box>
        </draw:frame>
        <draw:frame draw:style-name="gr3" draw:text-style-name="P4" draw:layer="layout" svg:width="1.45cm" svg:height="0.758cm" svg:x="5.387cm" svg:y="2.987cm">
          <draw:text-box>
            <text:p text:style-name="P3"><text:span text:style-name="T1">маску</text:span></text:p>
          </draw:text-box>
        </draw:frame>
        <draw:line draw:style-name="gr2" draw:text-style-name="P3" draw:layer="layout" svg:x1="8.108cm" svg:y1="3.478cm" svg:x2="9.797cm" svg:y2="2.238cm">
          <text:p/>
        </draw:line>
        <draw:line draw:style-name="gr2" draw:text-style-name="P3" draw:layer="layout" svg:x1="11.458cm" svg:y1="3.392cm" svg:x2="9.797cm" svg:y2="2.238cm">
          <text:p/>
        </draw:line>
        <draw:frame draw:style-name="gr3" draw:text-style-name="P4" draw:layer="layout" svg:width="0.769cm" svg:height="0.758cm" svg:x="9.387cm" svg:y="3.387cm">
          <draw:text-box>
            <text:p text:style-name="P3"><text:span text:style-name="T1">E</text:span></text:p>
          </draw:text-box>
        </draw:frame>
        <draw:frame draw:style-name="gr3" draw:text-style-name="P4" draw:layer="layout" svg:width="1.967cm" svg:height="0.758cm" svg:x="7.784cm" svg:y="4.487cm">
          <draw:text-box>
            <text:p text:style-name="P3"><text:span text:style-name="T1">приговор</text:span></text:p>
          </draw:text-box>
        </draw:frame>
        <draw:frame draw:style-name="gr3" draw:text-style-name="P4" draw:layer="layout" svg:width="1.082cm" svg:height="0.758cm" svg:x="6.885cm" svg:y="4.087cm">
          <draw:text-box>
            <text:p text:style-name="P3"><text:span text:style-name="T1">под</text:span></text:p>
          </draw:text-box>
        </draw:frame>
        <draw:frame draw:style-name="gr3" draw:text-style-name="P4" draw:layer="layout" svg:width="1.565cm" svg:height="0.758cm" svg:x="8.988cm" svg:y="3.687cm">
          <draw:text-box>
            <text:p text:style-name="P3"><text:span text:style-name="T1">всегда</text:span></text:p>
          </draw:text-box>
        </draw:frame>
        <draw:frame draw:style-name="gr1" draw:text-style-name="P2" draw:layer="layout" svg:width="1.01cm" svg:height="0.645cm" svg:x="11.087cm" svg:y="5.329cm">
          <draw:text-box>
            <text:p text:style-name="P1"><text:span text:style-name="T1">его</text:span></text:p>
          </draw:text-box>
        </draw:frame>
        <draw:line draw:style-name="gr2" draw:text-style-name="P3" draw:layer="layout" svg:x1="11.614cm" svg:y1="5.103cm" svg:x2="11.598cm" svg:y2="4.439cm">
          <text:p/>
        </draw:line>
        <draw:line draw:style-name="gr5" draw:text-style-name="P3" draw:id="id1" draw:layer="layout" svg:x1="11.003cm" svg:y1="5.633cm" svg:x2="6.805cm" svg:y2="5.612cm">
          <text:p/>
        </draw:line>
        <draw:connector draw:style-name="gr5" draw:text-style-name="P3" draw:layer="layout" draw:type="curve" svg:x1="6.805cm" svg:y1="5.622cm" svg:x2="4.096cm" svg:y2="3.745cm" draw:start-shape="id1" draw:start-glue-point="3" draw:end-shape="id2" draw:end-glue-point="2" svg:d="m6805 5622c-1806 0-2709-625-2709-1877">
          <text:p/>
        </draw:connector>
        <draw:frame draw:style-name="gr3" draw:text-style-name="P4" draw:layer="layout" svg:width="1.057cm" svg:height="0.758cm" svg:x="6.984cm" svg:y="4.487cm">
          <draw:text-box>
            <text:p text:style-name="P3"><text:span text:style-name="T1">-ом</text:span></text:p>
          </draw:text-box>
        </draw:frame>
        <draw:frame draw:style-name="gr3" draw:text-style-name="P4" draw:layer="layout" svg:width="0.769cm" svg:height="0.758cm" svg:x="3.989cm" svg:y="2.054cm">
          <draw:text-box>
            <text:p text:style-name="P3"><text:span text:style-name="T1">1</text:span></text:p>
          </draw:text-box>
        </draw:frame>
        <draw:frame draw:style-name="gr3" draw:text-style-name="P4" draw:layer="layout" svg:width="0.769cm" svg:height="0.758cm" svg:x="5.159cm" svg:y="2.1cm">
          <draw:text-box>
            <text:p text:style-name="P3"><text:span text:style-name="T1">2</text:span></text:p>
          </draw:text-box>
        </draw:frame>
        <draw:frame draw:style-name="gr3" draw:text-style-name="P4" draw:layer="layout" svg:width="0.769cm" svg:height="0.758cm" svg:x="10.709cm" svg:y="2.56cm">
          <draw:text-box>
            <text:p text:style-name="P3"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0T05:26:56</dc:date>
    <dc:creator>artur </dc:creator>
    <meta:editing-duration>PT08H36M20S</meta:editing-duration>
    <meta:editing-cycles>23</meta:editing-cycles>
    <meta:generator>OpenOffice.org/3.2$Linux OpenOffice.org_project/320m19$Build-9505</meta:generator>
    <meta:printed-by>artur </meta:printed-by>
    <meta:print-date>2011-02-09T05:06:39</meta:print-date>
    <meta:document-statistic meta:object-count="38"/>
  </office:meta>
</office:document-meta>
</file>